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76pt solid #000000" fo:border-right="1.76pt solid #000000" fo:border-top="1.7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1.76pt solid #000000" fo:border-left="1.76pt solid #000000" fo:border-right="1.7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order-left="1.76pt solid #000000" fo:border-right="1.76pt solid #000000" fo:border-top="1.7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5" style:family="table-cell" style:parent-style-name="Default">
      <style:table-cell-properties fo:border-bottom="none" fo:border-left="1.25pt solid #000000" fo:border-right="1.25pt solid #000000" fo:border-top="1.25pt solid #000000"/>
    </style:style>
    <style:style style:name="ce6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ource of variation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MQ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 value</text:p>
          </table:table-cell>
        </table:table-row>
        <table:table-row table:style-name="ro1">
          <table:table-cell table:style-name="ce2"/>
          <table:table-cell table:style-name="ce4" table:number-columns-repeated="5"/>
        </table:table-row>
        <table:table-row table:style-name="ro1">
          <table:table-cell office:value-type="string" calcext:value-type="string">
            <text:p>Factor A</text:p>
          </table:table-cell>
          <table:table-cell office:value-type="string" calcext:value-type="string">
            <text:p>103.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52146</text:p>
          </table:table-cell>
          <table:table-cell table:style-name="ce5" office:value-type="string" calcext:value-type="string">
            <text:p>23.56988</text:p>
          </table:table-cell>
          <table:table-cell table:style-name="ce5" office:value-type="string" calcext:value-type="string">
            <text:p>2.86e-07</text:p>
          </table:table-cell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>
          <table:table-cell office:value-type="string" calcext:value-type="string">
            <text:p>Factor B</text:p>
          </table:table-cell>
          <table:table-cell office:value-type="string" calcext:value-type="string">
            <text:p>91.90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63465</text:p>
          </table:table-cell>
          <table:table-cell table:style-name="ce5" office:value-type="string" calcext:value-type="string">
            <text:p>14.01465</text:p>
          </table:table-cell>
          <table:table-cell table:style-name="ce5" office:value-type="string" calcext:value-type="string">
            <text:p>3.28e-06</text:p>
          </table:table-cell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>
          <table:table-cell office:value-type="string" calcext:value-type="string">
            <text:p>Interaction AxB</text:p>
          </table:table-cell>
          <table:table-cell office:value-type="string" calcext:value-type="string">
            <text:p>24.745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124236</text:p>
          </table:table-cell>
          <table:table-cell table:style-name="ce5" office:value-type="string" calcext:value-type="string">
            <text:p>1.886743</text:p>
          </table:table-cell>
          <table:table-cell table:style-name="ce5" office:value-type="string" calcext:value-type="string">
            <text:p><text:s/>0.11</text:p>
          </table:table-cell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78.69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185903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98.3848</text:p>
          </table:table-cell>
          <table:table-cell office:value-type="float" office:value="47" calcext:value-type="float">
            <text:p>4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4"/>
          <table:table-cell table:style-name="ce6"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16:23:11.5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13:55.228000000</meta:creation-date>
    <dc:date>2019-10-12T16:43:32.704000000</dc:date>
    <meta:editing-duration>PT24M24S</meta:editing-duration>
    <meta:editing-cycles>5</meta:editing-cycles>
    <meta:generator>LibreOffice/6.2.0.3$Windows_X86_64 LibreOffice_project/98c6a8a1c6c7b144ce3cc729e34964b47ce25d62</meta:generator>
    <meta:document-statistic meta:table-count="1" meta:cell-count="31" meta:object-count="0"/>
  </office:meta>
</office:document-meta>
</file>